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_hex</text:p>
          </table:table-cell>
          <table:table-cell office:value-type="string" calcext:value-type="string">
            <text:p>ID_st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2PCENF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2PCSAF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string" calcext:value-type="string">
            <text:p>2PCAMB</text:p>
          </table:table-cell>
        </table:table-row>
        <table:table-row table:style-name="ro1">
          <table:table-cell office:value-type="float" office:value="32816" calcext:value-type="float">
            <text:p>32816</text:p>
          </table:table-cell>
          <table:table-cell office:value-type="string" calcext:value-type="string">
            <text:p>2PCPOL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2OPS31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string" calcext:value-type="string">
            <text:p>2OPS32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2OPS34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string" calcext:value-type="string">
            <text:p>2OPS35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string" calcext:value-type="string">
            <text:p>2OPS3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2OPS37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2OPS38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2OPS39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2OPS40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string" calcext:value-type="string">
            <text:p>2OPS41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string" calcext:value-type="string">
            <text:p>2OPS42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string" calcext:value-type="string">
            <text:p>2OPS48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2OPS01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2OPS02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string" calcext:value-type="string">
            <text:p>2OPS03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2OPS04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string" calcext:value-type="string">
            <text:p>2OPS05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2OPS06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2OPS07</text:p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string" calcext:value-type="string">
            <text:p>2OPS08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2OPS09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string" calcext:value-type="string">
            <text:p>2OPS10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string" calcext:value-type="string">
            <text:p>2OPS1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2OPS12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2OPS13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string" calcext:value-type="string">
            <text:p>2OPS14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2OPS15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2OPS16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string" calcext:value-type="string">
            <text:p>2OPS17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string" calcext:value-type="string">
            <text:p>2OPS18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2OPS19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string" calcext:value-type="string">
            <text:p>2OPS20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string" calcext:value-type="string">
            <text:p>2OPS21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string" calcext:value-type="string">
            <text:p>2OPS23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2OPS27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string" calcext:value-type="string">
            <text:p>2OPS28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string" calcext:value-type="string">
            <text:p>2OPS29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string" calcext:value-type="string">
            <text:p>2OPS30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string" calcext:value-type="string">
            <text:p>2INV1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string" calcext:value-type="string">
            <text:p>2INV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string" calcext:value-type="string">
            <text:p>2INV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string" calcext:value-type="string">
            <text:p>2CRIME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string" calcext:value-type="string">
            <text:p>2INTE1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string" calcext:value-type="string">
            <text:p>2INTE2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string" calcext:value-type="string">
            <text:p>2VIP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2VIP2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2VIP3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2TSB1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2TSB2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string" calcext:value-type="string">
            <text:p>2TSB0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2DRUG1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string" calcext:value-type="string">
            <text:p>2DRUG2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2ORGC1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string" calcext:value-type="string">
            <text:p>2ORGC2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string" calcext:value-type="string">
            <text:p>2SPCL1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2SPCL2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string" calcext:value-type="string">
            <text:p>2TAC01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2TAC02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string" calcext:value-type="string">
            <text:p>2TAC03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string" calcext:value-type="string">
            <text:p>2TAC04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string" calcext:value-type="string">
            <text:p>2TAC05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string" calcext:value-type="string">
            <text:p>2TAC06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string" calcext:value-type="string">
            <text:p>2TAC0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2HWY01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2HWY02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string" calcext:value-type="string">
            <text:p>2PETE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string" calcext:value-type="string">
            <text:p>2BELLV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2PERTH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2OTTWA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string" calcext:value-type="string">
            <text:p>2MUSKO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string" calcext:value-type="string">
            <text:p>2RED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2SURV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2SURV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2SURV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2SURV4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PETERB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COBURG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QUINTE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BELLEV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KINGST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BROCKV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CORNWA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2SPR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2SPR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2MNR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MNRConOff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2NR001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2NR00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2NR003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2NRT0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2NRT02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2NRT03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2NRT0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MNRConOff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2Peterboro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2Bancroft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2Pembroke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2Kemptville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2Algonquin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2ParrySound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MNRConOff</text:p>
          </table:table-cell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string" calcext:value-type="string">
            <text:p>MOH</text:p>
          </table:table-cell>
        </table:table-row>
        <table:table-row table:style-name="ro1">
          <table:table-cell office:value-type="float" office:value="34992" calcext:value-type="float">
            <text:p>34992</text:p>
          </table:table-cell>
          <table:table-cell office:value-type="string" calcext:value-type="string">
            <text:p>MOH</text:p>
          </table:table-cell>
        </table:table-row>
        <table:table-row table:style-name="ro1">
          <table:table-cell office:value-type="float" office:value="35008" calcext:value-type="float">
            <text:p>35008</text:p>
          </table:table-cell>
          <table:table-cell office:value-type="string" calcext:value-type="string">
            <text:p>MOH</text:p>
          </table:table-cell>
        </table:table-row>
        <table:table-row table:style-name="ro1">
          <table:table-cell office:value-type="float" office:value="37776" calcext:value-type="float">
            <text:p>37776</text:p>
          </table:table-cell>
          <table:table-cell office:value-type="string" calcext:value-type="string">
            <text:p>MOH</text:p>
          </table:table-cell>
        </table:table-row>
        <table:table-row table:style-name="ro1">
          <table:table-cell office:value-type="float" office:value="35184" calcext:value-type="float">
            <text:p>35184</text:p>
          </table:table-cell>
          <table:table-cell office:value-type="string" calcext:value-type="string">
            <text:p>Kingstn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string" calcext:value-type="string">
            <text:p>Kingstn</text:p>
          </table:table-cell>
        </table:table-row>
        <table:table-row table:style-name="ro1">
          <table:table-cell office:value-type="float" office:value="35216" calcext:value-type="float">
            <text:p>35216</text:p>
          </table:table-cell>
          <table:table-cell office:value-type="string" calcext:value-type="string">
            <text:p>Kngst</text:p>
          </table:table-cell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string" calcext:value-type="string">
            <text:p>Kingstn</text:p>
          </table:table-cell>
        </table:table-row>
        <table:table-row table:style-name="ro1">
          <table:table-cell office:value-type="float" office:value="35248" calcext:value-type="float">
            <text:p>35248</text:p>
          </table:table-cell>
          <table:table-cell office:value-type="string" calcext:value-type="string">
            <text:p>KingstnTAC1</text:p>
          </table:table-cell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string" calcext:value-type="string">
            <text:p>KingstnTAC2</text:p>
          </table:table-cell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string" calcext:value-type="string">
            <text:p>KingstnTAC3</text:p>
          </table:table-cell>
        </table:table-row>
        <table:table-row table:style-name="ro1">
          <table:table-cell office:value-type="float" office:value="35296" calcext:value-type="float">
            <text:p>35296</text:p>
          </table:table-cell>
          <table:table-cell office:value-type="string" calcext:value-type="string">
            <text:p>KingstnTAC4</text:p>
          </table:table-cell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string" calcext:value-type="string">
            <text:p>KingstnTAC5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office:value-type="string" calcext:value-type="string">
            <text:p>RG4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string" calcext:value-type="string">
            <text:p>Kngstn</text:p>
          </table:table-cell>
        </table:table-row>
        <table:table-row table:style-name="ro1">
          <table:table-cell office:value-type="float" office:value="35040" calcext:value-type="float">
            <text:p>35040</text:p>
          </table:table-cell>
          <table:table-cell office:value-type="string" calcext:value-type="string">
            <text:p>Lindsay</text:p>
          </table:table-cell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string" calcext:value-type="string">
            <text:p>LindsayNorth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string" calcext:value-type="string">
            <text:p>LindsaySouth</text:p>
          </table:table-cell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string" calcext:value-type="string">
            <text:p>LindsayTAC</text:p>
          </table:table-cell>
        </table:table-row>
        <table:table-row table:style-name="ro1">
          <table:table-cell office:value-type="float" office:value="35104" calcext:value-type="float">
            <text:p>35104</text:p>
          </table:table-cell>
          <table:table-cell office:value-type="string" calcext:value-type="string">
            <text:p>LindsayTAC</text:p>
          </table:table-cell>
        </table:table-row>
        <table:table-row table:style-name="ro1">
          <table:table-cell office:value-type="float" office:value="35120" calcext:value-type="float">
            <text:p>35120</text:p>
          </table:table-cell>
          <table:table-cell office:value-type="string" calcext:value-type="string">
            <text:p>LindsayTAC</text:p>
          </table:table-cell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string" calcext:value-type="string">
            <text:p>Lndsay</text:p>
          </table:table-cell>
        </table:table-row>
        <table:table-row table:style-name="ro1">
          <table:table-cell office:value-type="float" office:value="35792" calcext:value-type="float">
            <text:p>35792</text:p>
          </table:table-cell>
          <table:table-cell office:value-type="string" calcext:value-type="string">
            <text:p>Muskoka</text:p>
          </table:table-cell>
        </table:table-row>
        <table:table-row table:style-name="ro1">
          <table:table-cell office:value-type="float" office:value="35808" calcext:value-type="float">
            <text:p>35808</text:p>
          </table:table-cell>
          <table:table-cell office:value-type="string" calcext:value-type="string">
            <text:p>Muskoka</text:p>
          </table:table-cell>
        </table:table-row>
        <table:table-row table:style-name="ro1">
          <table:table-cell office:value-type="float" office:value="35824" calcext:value-type="float">
            <text:p>35824</text:p>
          </table:table-cell>
          <table:table-cell office:value-type="string" calcext:value-type="string">
            <text:p>Muskoka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string" calcext:value-type="string">
            <text:p>Muskoka</text:p>
          </table:table-cell>
        </table:table-row>
        <table:table-row table:style-name="ro1">
          <table:table-cell office:value-type="float" office:value="35856" calcext:value-type="float">
            <text:p>35856</text:p>
          </table:table-cell>
          <table:table-cell office:value-type="string" calcext:value-type="string">
            <text:p>Muskoka</text:p>
          </table:table-cell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472" calcext:value-type="float">
            <text:p>35472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648" calcext:value-type="float">
            <text:p>35648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float" office:value="35440" calcext:value-type="float">
            <text:p>35440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392" calcext:value-type="float">
            <text:p>35392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408" calcext:value-type="float">
            <text:p>35408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488" calcext:value-type="float">
            <text:p>35488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04" calcext:value-type="float">
            <text:p>35504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20" calcext:value-type="float">
            <text:p>35520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68" calcext:value-type="float">
            <text:p>35568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string" calcext:value-type="string">
            <text:p>Ottawa</text:p>
          </table:table-cell>
        </table:table-row>
        <table:table-row table:style-name="ro1">
          <table:table-cell office:value-type="float" office:value="35936" calcext:value-type="float">
            <text:p>35936</text:p>
          </table:table-cell>
          <table:table-cell office:value-type="string" calcext:value-type="string">
            <text:p>ParrySnd</text:p>
          </table:table-cell>
        </table:table-row>
        <table:table-row table:style-name="ro1">
          <table:table-cell office:value-type="float" office:value="35952" calcext:value-type="float">
            <text:p>35952</text:p>
          </table:table-cell>
          <table:table-cell office:value-type="string" calcext:value-type="string">
            <text:p>PrrySnd</text:p>
          </table:table-cell>
        </table:table-row>
        <table:table-row table:style-name="ro1">
          <table:table-cell office:value-type="float" office:value="35888" calcext:value-type="float">
            <text:p>35888</text:p>
          </table:table-cell>
          <table:table-cell office:value-type="string" calcext:value-type="string">
            <text:p>RenfrewCACC</text:p>
          </table:table-cell>
        </table:table-row>
        <table:table-row table:style-name="ro1">
          <table:table-cell office:value-type="float" office:value="35680" calcext:value-type="float">
            <text:p>35680</text:p>
          </table:table-cell>
          <table:table-cell office:value-type="string" calcext:value-type="string">
            <text:p>Renfrew</text:p>
          </table:table-cell>
        </table:table-row>
        <table:table-row table:style-name="ro1">
          <table:table-cell office:value-type="float" office:value="35696" calcext:value-type="float">
            <text:p>35696</text:p>
          </table:table-cell>
          <table:table-cell office:value-type="string" calcext:value-type="string">
            <text:p>Renfrew</text:p>
          </table:table-cell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string" calcext:value-type="string">
            <text:p>Renfrew</text:p>
          </table:table-cell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string" calcext:value-type="string">
            <text:p>Renfrew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Haliburton</text:p>
          </table:table-cell>
        </table:table-row>
        <table:table-row table:style-name="ro1">
          <table:table-cell office:value-type="float" office:value="36240" calcext:value-type="float">
            <text:p>36240</text:p>
          </table:table-cell>
          <table:table-cell office:value-type="string" calcext:value-type="string">
            <text:p>Nrthmbrlnd</text:p>
          </table:table-cell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string" calcext:value-type="string">
            <text:p>NapaneeGenrl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string" calcext:value-type="string">
            <text:p>Brockville</text:p>
          </table:table-cell>
        </table:table-row>
        <table:table-row table:style-name="ro1">
          <table:table-cell office:value-type="float" office:value="36368" calcext:value-type="float">
            <text:p>36368</text:p>
          </table:table-cell>
          <table:table-cell office:value-type="string" calcext:value-type="string">
            <text:p>CarletonPlce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string" calcext:value-type="string">
            <text:p>Kemptville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office:value-type="string" calcext:value-type="string">
            <text:p>Perth/SmthFl</text:p>
          </table:table-cell>
        </table:table-row>
        <table:table-row table:style-name="ro1">
          <table:table-cell office:value-type="float" office:value="36496" calcext:value-type="float">
            <text:p>36496</text:p>
          </table:table-cell>
          <table:table-cell office:value-type="string" calcext:value-type="string">
            <text:p>TrentonMemrl</text:p>
          </table:table-cell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string" calcext:value-type="string">
            <text:p>Glengarry</text:p>
          </table:table-cell>
        </table:table-row>
        <table:table-row table:style-name="ro1">
          <table:table-cell office:value-type="float" office:value="36560" calcext:value-type="float">
            <text:p>36560</text:p>
          </table:table-cell>
          <table:table-cell office:value-type="string" calcext:value-type="string">
            <text:p>ChildrensOtt</text:p>
          </table:table-cell>
        </table:table-row>
        <table:table-row table:style-name="ro1">
          <table:table-cell office:value-type="float" office:value="36576" calcext:value-type="float">
            <text:p>36576</text:p>
          </table:table-cell>
          <table:table-cell office:value-type="string" calcext:value-type="string">
            <text:p>Civic</text:p>
          </table:table-cell>
        </table:table-row>
        <table:table-row table:style-name="ro1">
          <table:table-cell office:value-type="float" office:value="36592" calcext:value-type="float">
            <text:p>36592</text:p>
          </table:table-cell>
          <table:table-cell office:value-type="string" calcext:value-type="string">
            <text:p>H&amp;D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string" calcext:value-type="string">
            <text:p>Montfort</text:p>
          </table:table-cell>
        </table:table-row>
        <table:table-row table:style-name="ro1">
          <table:table-cell office:value-type="float" office:value="36640" calcext:value-type="float">
            <text:p>36640</text:p>
          </table:table-cell>
          <table:table-cell office:value-type="string" calcext:value-type="string">
            <text:p>Ott</text:p>
          </table:table-cell>
        </table:table-row>
        <table:table-row table:style-name="ro1">
          <table:table-cell office:value-type="float" office:value="36656" calcext:value-type="float">
            <text:p>36656</text:p>
          </table:table-cell>
          <table:table-cell office:value-type="string" calcext:value-type="string">
            <text:p>Queensway</text:p>
          </table:table-cell>
        </table:table-row>
        <table:table-row table:style-name="ro1">
          <table:table-cell office:value-type="float" office:value="36672" calcext:value-type="float">
            <text:p>36672</text:p>
          </table:table-cell>
          <table:table-cell office:value-type="string" calcext:value-type="string">
            <text:p>Winchester</text:p>
          </table:table-cell>
        </table:table-row>
        <table:table-row table:style-name="ro1">
          <table:table-cell office:value-type="float" office:value="36704" calcext:value-type="float">
            <text:p>36704</text:p>
          </table:table-cell>
          <table:table-cell office:value-type="string" calcext:value-type="string">
            <text:p>Arnprior</text:p>
          </table:table-cell>
        </table:table-row>
        <table:table-row table:style-name="ro1">
          <table:table-cell office:value-type="float" office:value="36736" calcext:value-type="float">
            <text:p>36736</text:p>
          </table:table-cell>
          <table:table-cell office:value-type="string" calcext:value-type="string">
            <text:p>Pembroke</text:p>
          </table:table-cell>
        </table:table-row>
        <table:table-row table:style-name="ro1">
          <table:table-cell office:value-type="float" office:value="36752" calcext:value-type="float">
            <text:p>36752</text:p>
          </table:table-cell>
          <table:table-cell office:value-type="string" calcext:value-type="string">
            <text:p>RenfrewVic</text:p>
          </table:table-cell>
        </table:table-row>
        <table:table-row table:style-name="ro1">
          <table:table-cell office:value-type="float" office:value="36768" calcext:value-type="float">
            <text:p>36768</text:p>
          </table:table-cell>
          <table:table-cell office:value-type="string" calcext:value-type="string">
            <text:p>StFrancis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string" calcext:value-type="string">
            <text:p>Huntsville</text:p>
          </table:table-cell>
        </table:table-row>
        <table:table-row table:style-name="ro1">
          <table:table-cell office:value-type="float" office:value="36912" calcext:value-type="float">
            <text:p>36912</text:p>
          </table:table-cell>
          <table:table-cell office:value-type="string" calcext:value-type="string">
            <text:p>Campbellford</text:p>
          </table:table-cell>
        </table:table-row>
        <table:table-row table:style-name="ro1">
          <table:table-cell office:value-type="float" office:value="38048" calcext:value-type="float">
            <text:p>38048</text:p>
          </table:table-cell>
          <table:table-cell office:value-type="string" calcext:value-type="string">
            <text:p>2MTO</text:p>
          </table:table-cell>
        </table:table-row>
        <table:table-row table:style-name="ro1">
          <table:table-cell office:value-type="float" office:value="38064" calcext:value-type="float">
            <text:p>38064</text:p>
          </table:table-cell>
          <table:table-cell office:value-type="string" calcext:value-type="string">
            <text:p>2OTTKING</text:p>
          </table:table-cell>
        </table:table-row>
        <table:table-row table:style-name="ro1">
          <table:table-cell office:value-type="float" office:value="38096" calcext:value-type="float">
            <text:p>38096</text:p>
          </table:table-cell>
          <table:table-cell office:value-type="string" calcext:value-type="string">
            <text:p>2BFIELD</text:p>
          </table:table-cell>
        </table:table-row>
        <table:table-row table:style-name="ro1">
          <table:table-cell office:value-type="float" office:value="38112" calcext:value-type="float">
            <text:p>38112</text:p>
          </table:table-cell>
          <table:table-cell office:value-type="string" calcext:value-type="string">
            <text:p>2CPLACE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string" calcext:value-type="string">
            <text:p>2HALEY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string" calcext:value-type="string">
            <text:p>2KANATA</text:p>
          </table:table-cell>
        </table:table-row>
        <table:table-row table:style-name="ro1">
          <table:table-cell office:value-type="float" office:value="38160" calcext:value-type="float">
            <text:p>38160</text:p>
          </table:table-cell>
          <table:table-cell office:value-type="string" calcext:value-type="string">
            <text:p>2SUMMER</text:p>
          </table:table-cell>
        </table:table-row>
        <table:table-row table:style-name="ro1">
          <table:table-cell office:value-type="float" office:value="38176" calcext:value-type="float">
            <text:p>38176</text:p>
          </table:table-cell>
          <table:table-cell office:value-type="string" calcext:value-type="string">
            <text:p>2VKHILL</text:p>
          </table:table-cell>
        </table:table-row>
        <table:table-row table:style-name="ro1">
          <table:table-cell office:value-type="float" office:value="38208" calcext:value-type="float">
            <text:p>38208</text:p>
          </table:table-cell>
          <table:table-cell office:value-type="string" calcext:value-type="string">
            <text:p>SUPERVISOR</text:p>
          </table:table-cell>
        </table:table-row>
        <table:table-row table:style-name="ro1">
          <table:table-cell office:value-type="float" office:value="38256" calcext:value-type="float">
            <text:p>38256</text:p>
          </table:table-cell>
          <table:table-cell office:value-type="string" calcext:value-type="string">
            <text:p>2BLUE</text:p>
          </table:table-cell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string" calcext:value-type="string">
            <text:p>2GREEN</text:p>
          </table:table-cell>
        </table:table-row>
        <table:table-row table:style-name="ro1">
          <table:table-cell office:value-type="float" office:value="38320" calcext:value-type="float">
            <text:p>38320</text:p>
          </table:table-cell>
          <table:table-cell office:value-type="string" calcext:value-type="string">
            <text:p>2BANCRF</text:p>
          </table:table-cell>
        </table:table-row>
        <table:table-row table:style-name="ro1">
          <table:table-cell office:value-type="float" office:value="38336" calcext:value-type="float">
            <text:p>38336</text:p>
          </table:table-cell>
          <table:table-cell office:value-type="string" calcext:value-type="string">
            <text:p>2BANCRF</text:p>
          </table:table-cell>
        </table:table-row>
        <table:table-row table:style-name="ro1">
          <table:table-cell office:value-type="float" office:value="38368" calcext:value-type="float">
            <text:p>38368</text:p>
          </table:table-cell>
          <table:table-cell office:value-type="string" calcext:value-type="string">
            <text:p>2FRAS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string" calcext:value-type="string">
            <text:p>2GRAFTN</text:p>
          </table:table-cell>
        </table:table-row>
        <table:table-row table:style-name="ro1">
          <table:table-cell office:value-type="float" office:value="38432" calcext:value-type="float">
            <text:p>38432</text:p>
          </table:table-cell>
          <table:table-cell office:value-type="string" calcext:value-type="string">
            <text:p>2MADOC</text:p>
          </table:table-cell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string" calcext:value-type="string">
            <text:p>2MARY</text:p>
          </table:table-cell>
        </table:table-row>
        <table:table-row table:style-name="ro1">
          <table:table-cell office:value-type="float" office:value="38496" calcext:value-type="float">
            <text:p>38496</text:p>
          </table:table-cell>
          <table:table-cell office:value-type="string" calcext:value-type="string">
            <text:p>2EMGRSP</text:p>
          </table:table-cell>
        </table:table-row>
        <table:table-row table:style-name="ro1">
          <table:table-cell office:value-type="float" office:value="38576" calcext:value-type="float">
            <text:p>38576</text:p>
          </table:table-cell>
          <table:table-cell office:value-type="string" calcext:value-type="string">
            <text:p>2BROWN</text:p>
          </table:table-cell>
        </table:table-row>
        <table:table-row table:style-name="ro1">
          <table:table-cell office:value-type="float" office:value="38592" calcext:value-type="float">
            <text:p>38592</text:p>
          </table:table-cell>
          <table:table-cell office:value-type="string" calcext:value-type="string">
            <text:p>2BLACK</text:p>
          </table:table-cell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string" calcext:value-type="string">
            <text:p>2MATAWA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string" calcext:value-type="string">
            <text:p>2ALEX</text:p>
          </table:table-cell>
        </table:table-row>
        <table:table-row table:style-name="ro1">
          <table:table-cell office:value-type="float" office:value="38672" calcext:value-type="float">
            <text:p>38672</text:p>
          </table:table-cell>
          <table:table-cell office:value-type="string" calcext:value-type="string">
            <text:p>2POWASN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string" calcext:value-type="string">
            <text:p>2HUNTSV</text:p>
          </table:table-cell>
        </table:table-row>
        <table:table-row table:style-name="ro1">
          <table:table-cell office:value-type="float" office:value="38704" calcext:value-type="float">
            <text:p>38704</text:p>
          </table:table-cell>
          <table:table-cell office:value-type="string" calcext:value-type="string">
            <text:p>2DORSET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string" calcext:value-type="string">
            <text:p>2MCTIER</text:p>
          </table:table-cell>
        </table:table-row>
        <table:table-row table:style-name="ro1">
          <table:table-cell office:value-type="float" office:value="38736" calcext:value-type="float">
            <text:p>38736</text:p>
          </table:table-cell>
          <table:table-cell office:value-type="string" calcext:value-type="string">
            <text:p>2DUNCHR</text:p>
          </table:table-cell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string" calcext:value-type="string">
            <text:p>2PARYSD</text:p>
          </table:table-cell>
        </table:table-row>
        <table:table-row table:style-name="ro1">
          <table:table-cell office:value-type="float" office:value="38768" calcext:value-type="float">
            <text:p>38768</text:p>
          </table:table-cell>
          <table:table-cell office:value-type="string" calcext:value-type="string">
            <text:p>2BRITT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 office:value-type="string" calcext:value-type="string">
            <text:p>2RUTTER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string" calcext:value-type="string">
            <text:p>2NOELVL</text:p>
          </table:table-cell>
        </table:table-row>
        <table:table-row table:style-name="ro1">
          <table:table-cell office:value-type="float" office:value="38816" calcext:value-type="float">
            <text:p>38816</text:p>
          </table:table-cell>
          <table:table-cell office:value-type="string" calcext:value-type="string">
            <text:p>2FARLEY</text:p>
          </table:table-cell>
        </table:table-row>
        <table:table-row table:style-name="ro1">
          <table:table-cell office:value-type="float" office:value="38832" calcext:value-type="float">
            <text:p>38832</text:p>
          </table:table-cell>
          <table:table-cell office:value-type="string" calcext:value-type="string">
            <text:p>2EMSDAL</text:p>
          </table:table-cell>
        </table:table-row>
        <table:table-row table:style-name="ro1">
          <table:table-cell office:value-type="float" office:value="38928" calcext:value-type="float">
            <text:p>38928</text:p>
          </table:table-cell>
          <table:table-cell office:value-type="string" calcext:value-type="string">
            <text:p>Gravenhurst</text:p>
          </table:table-cell>
        </table:table-row>
        <table:table-row table:style-name="ro1">
          <table:table-cell office:value-type="float" office:value="38944" calcext:value-type="float">
            <text:p>38944</text:p>
          </table:table-cell>
          <table:table-cell office:value-type="string" calcext:value-type="string">
            <text:p>Minden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string" calcext:value-type="string">
            <text:p>OPP</text:p>
          </table:table-cell>
        </table:table-row>
        <table:table-row table:style-name="ro1">
          <table:table-cell office:value-type="float" office:value="39616" calcext:value-type="float">
            <text:p>39616</text:p>
          </table:table-cell>
          <table:table-cell office:value-type="string" calcext:value-type="string">
            <text:p>CECC</text:p>
          </table:table-cell>
        </table:table-row>
        <table:table-row table:style-name="ro1">
          <table:table-cell office:value-type="float" office:value="39632" calcext:value-type="float">
            <text:p>39632</text:p>
          </table:table-cell>
          <table:table-cell office:value-type="string" calcext:value-type="string">
            <text:p>Brookside</text:p>
          </table:table-cell>
        </table:table-row>
        <table:table-row table:style-name="ro1">
          <table:table-cell office:value-type="float" office:value="39648" calcext:value-type="float">
            <text:p>39648</text:p>
          </table:table-cell>
          <table:table-cell office:value-type="string" calcext:value-type="string">
            <text:p>Quinte</text:p>
          </table:table-cell>
        </table:table-row>
        <table:table-row table:style-name="ro1">
          <table:table-cell office:value-type="float" office:value="39664" calcext:value-type="float">
            <text:p>39664</text:p>
          </table:table-cell>
          <table:table-cell office:value-type="string" calcext:value-type="string">
            <text:p>Brockville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string" calcext:value-type="string">
            <text:p>St.L</text:p>
          </table:table-cell>
        </table:table-row>
        <table:table-row table:style-name="ro1">
          <table:table-cell office:value-type="float" office:value="39696" calcext:value-type="float">
            <text:p>39696</text:p>
          </table:table-cell>
          <table:table-cell office:value-type="string" calcext:value-type="string">
            <text:p>O-C</text:p>
          </table:table-cell>
        </table:table-row>
        <table:table-row table:style-name="ro1">
          <table:table-cell office:value-type="float" office:value="39712" calcext:value-type="float">
            <text:p>39712</text:p>
          </table:table-cell>
          <table:table-cell office:value-type="string" calcext:value-type="string">
            <text:p>Spare</text:p>
          </table:table-cell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string" calcext:value-type="string">
            <text:p>Spa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BM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BM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BM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BM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BM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BMR</text:p>
          </table:table-cell>
        </table:table-row>
      </table:table>
      <table:table table:name="Sheet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00-00-00</text:date>, <text:time style:data-style-name="N2" text:time-value="15:51:26.416158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5:32:57.841191421</meta:creation-date>
    <dc:date>2017-03-18T15:54:00.571398524</dc:date>
    <meta:editing-duration>PT1M44S</meta:editing-duration>
    <meta:editing-cycles>3</meta:editing-cycles>
    <meta:generator>LibreOffice/4.2.8.2$Linux_X86_64 LibreOffice_project/420m0$Build-2</meta:generator>
    <meta:document-statistic meta:table-count="2" meta:cell-count="478" meta:object-count="0"/>
  </office:meta>
</office:document-meta>
</file>